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.5pt" officeooo:rsid="00175fe6" officeooo:paragraph-rsid="00175fe6" style:font-size-asian="10.5pt" style:font-size-complex="10.5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justify" style:justify-single-word="false"/>
      <style:text-properties officeooo:paragraph-rsid="001a73c8"/>
    </style:style>
    <style:style style:name="P6" style:family="paragraph" style:parent-style-name="Standard">
      <style:paragraph-properties fo:text-align="justify" style:justify-single-word="false"/>
      <style:text-properties fo:font-size="10.5pt" officeooo:paragraph-rsid="00160a3d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a73c8" officeooo:paragraph-rsid="001a73c8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officeooo:rsid="001a73c8" officeooo:paragraph-rsid="001a73c8"/>
    </style:style>
    <style:style style:name="T1" style:family="text">
      <style:text-properties officeooo:rsid="00160a3d"/>
    </style:style>
    <style:style style:name="T2" style:family="text">
      <style:text-properties officeooo:rsid="00175fe6"/>
    </style:style>
    <style:style style:name="T3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75fe6"/>
    </style:style>
    <style:style style:name="T6" style:family="text">
      <style:text-properties style:text-underline-style="solid" style:text-underline-width="auto" style:text-underline-color="font-color" officeooo:rsid="00160a3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0a3d" style:font-weight-asian="normal" style:font-weight-complex="normal"/>
    </style:style>
    <style:style style:name="T9" style:family="text">
      <style:text-properties fo:font-weight="normal" officeooo:rsid="001a73c8" style:font-weight-asian="normal" style:font-weight-complex="normal"/>
    </style:style>
    <style:style style:name="T10" style:family="text">
      <style:text-properties fo:font-size="10.5pt" officeooo:rsid="001a73c8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9202826427935465" text:style-name="L1">
        <text:list-header>
          <text:p text:style-name="P2"/>
          <text:p text:style-name="P3"><text:s/><text:span text:style-name="T4">COMPUTER ENGINEERING </text:span><text:span text:style-name="T5">DEPARTMENT</text:span><text:span text:style-name="T4">(</text:span><text:span text:style-name="T6">III</text:span><text:span text:style-name="T4"> SEMESTER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pan text:style-name="T3">CSP211 <text:s/></text:span>Programming Lab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"/>
          <text:p text:style-name="P2"><text:span text:style-name="T7">Week: </text:span><text:span text:style-name="T9">3</text:span><text:tab/><text:tab/><text:tab/><text:tab/><text:tab/><text:tab/><text:tab/><text:tab/><text:span text:style-name="T7"> Batch: </text:span><text:span text:style-name="T8">All</text:span></text:p>
        </text:list-header>
      </text:list>
      <text:p text:style-name="P8"/>
      <text:p text:style-name="P6"><text:span text:style-name="T1">1. Insert a node in the linked list</text:span></text:p>
      <text:p text:style-name="P7">a. <text:s/>At the begining</text:p>
      <text:p text:style-name="P7">b. <text:s/>At the end</text:p>
      <text:p text:style-name="P7">c. <text:s/>At a perticular position.</text:p>
      <text:p text:style-name="P7"><text:s/>Apply switch case for the options.</text:p>
      <text:p text:style-name="P7"/>
      <text:p text:style-name="P5"><text:span text:style-name="T10">2. </text:span>Implement a function to reverse a linked list, and return the head of the reversed list.</text:p>
      <text:p text:style-name="P8">3. Delete an element from perticular position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5:18:49</meta:creation-date>
    <dc:date>2016-08-16T14:18:57.024506423</dc:date>
    <meta:editing-duration>PT5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62" meta:character-count="364" meta:non-whitespace-character-count="298"/>
  </office:meta>
</office:document-meta>
</file>